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Light" svg:font-family="'Ubuntu Light'"/>
    <style:font-face style:name="Ubuntu Medium" svg:font-family="'Ubuntu Medium'"/>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fo:font-weight="bold" officeooo:rsid="0004f956" officeooo:paragraph-rsid="0004f956" style:font-weight-asian="bold" style:font-weight-complex="bold"/>
    </style:style>
    <style:style style:name="P2" style:family="paragraph" style:parent-style-name="Text_20_body">
      <style:text-properties officeooo:paragraph-rsid="0004f956"/>
    </style:style>
    <style:style style:name="P3" style:family="paragraph" style:parent-style-name="Text_20_body" style:list-style-name="L3">
      <style:text-properties officeooo:rsid="0004f956" officeooo:paragraph-rsid="0004f956"/>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2">
      <style:text-properties officeooo:paragraph-rsid="000535d2"/>
    </style:style>
    <style:style style:name="P7" style:family="paragraph" style:parent-style-name="Text_20_body" style:list-style-name="L2">
      <style:text-properties officeooo:paragraph-rsid="00062806"/>
    </style:style>
    <style:style style:name="P8" style:family="paragraph" style:parent-style-name="Text_20_body">
      <style:text-properties officeooo:rsid="000535d2" officeooo:paragraph-rsid="000535d2"/>
    </style:style>
    <style:style style:name="P9" style:family="paragraph" style:parent-style-name="Text_20_body" style:list-style-name="L3">
      <style:text-properties officeooo:rsid="00062806" officeooo:paragraph-rsid="00062806"/>
    </style:style>
    <style:style style:name="P10" style:family="paragraph" style:parent-style-name="Text_20_body" style:list-style-name="L2">
      <style:text-properties officeooo:rsid="00062806" officeooo:paragraph-rsid="00062806"/>
    </style:style>
    <style:style style:name="P11" style:family="paragraph" style:parent-style-name="Preformatted_20_Text">
      <style:text-properties fo:language="en" fo:country="US" officeooo:rsid="000406fe" officeooo:paragraph-rsid="000406fe"/>
    </style:style>
    <style:style style:name="P12" style:family="paragraph" style:parent-style-name="Preformatted_20_Text">
      <style:text-properties fo:language="en" fo:country="US" fo:font-weight="bold" officeooo:rsid="0004f956" officeooo:paragraph-rsid="0004f956" style:font-weight-asian="bold" style:font-weight-complex="bold"/>
    </style:style>
    <style:style style:name="P13" style:family="paragraph" style:parent-style-name="Heading_20_3">
      <style:text-properties fo:language="en" fo:country="US"/>
    </style:style>
    <style:style style:name="P14" style:family="paragraph" style:parent-style-name="Heading_20_3">
      <style:text-properties fo:language="en" fo:country="US" officeooo:rsid="000535d2" officeooo:paragraph-rsid="000535d2"/>
    </style:style>
    <style:style style:name="T1" style:family="text">
      <style:text-properties officeooo:rsid="0004f956"/>
    </style:style>
    <style:style style:name="T2" style:family="text">
      <style:text-properties fo:language="en" fo:country="US"/>
    </style:style>
    <style:style style:name="T3" style:family="text">
      <style:text-properties officeooo:rsid="000535d2"/>
    </style:style>
    <style:style style:name="T4" style:family="text">
      <style:text-properties officeooo:rsid="000628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h text:style-name="P14" text:outline-level="3">Evolving Planet</text:h>
      <text:p text:style-name="P8"><text:span text:style-name="T2">The game where Strategy becomes Science</text:span></text:p>
      <text:p text:style-name="P8"><text:span text:style-name="T2"/></text:p>
      <text:h text:style-name="P13" text:outline-level="3">Brief summary</text:h>
      <text:p text:style-name="P11"/>
      <text:p text:style-name="Text_20_body">Evolving Planet is unique mix of strategy and science where you take command of an archaeological expedition organized in 2238. Your aim is to know what happened to the Lovans, an alien species that became extinct for unknown reasons.</text:p>
      <text:p text:style-name="Text_20_body"/>
      <text:p text:style-name="Text_20_body">To reveal the fate of the Lovans you will need to guide a group of bots replicating the history of the <text:span text:style-name="T1">species</text:span>. Develop their technology, make them experts on warfare or promote their cultural influence; the innovative gameplay allows you to solve each challenge with different solutions. The 20 missions are linked through an illustrated story that will reveal the past of Lovans, and also their future...</text:p>
      <text:h text:style-name="Heading_20_3" text:outline-level="3"><text:span text:style-name="T2">Description (apple store/google play)</text:span></text:h>
      <text:p text:style-name="P12"/>
      <text:p text:style-name="P12"/>
      <text:p text:style-name="P4">Highlights</text:p>
      <text:p text:style-name="Text_20_body"/>
      <text:list xml:id="list6155939401271854959" text:style-name="L3">
        <text:list-item>
          <text:p text:style-name="P9">YOU ARE THE PROFESSOR</text:p>
          <text:list>
            <text:list-item>
              <text:p text:style-name="P3"><text:span text:style-name="T4">G</text:span>uide your bots through 20 <text:span text:style-name="T4">missions over the whole planet</text:span></text:p>
            </text:list-item>
          </text:list>
        </text:list-item>
        <text:list-item>
          <text:p text:style-name="P9">WHAT IF...?</text:p>
          <text:list>
            <text:list-item>
              <text:p text:style-name="P3">Choose your own approach to each <text:span text:style-name="T4">challenge</text:span> amongst <text:span text:style-name="T4">multiple</text:span> survival strategies</text:p>
            </text:list-item>
          </text:list>
        </text:list-item>
        <text:list-item>
          <text:p text:style-name="P9">A COMPLEX WORLD</text:p>
          <text:list>
            <text:list-item>
              <text:p text:style-name="P3">Discover Kepler-1138 through the amazing artwork of Guillem H. Pongiluppi - <text:a xlink:type="simple" xlink:href="http://www.guillemhp.com/">http://www.guillemhp.com/</text:a></text:p>
            </text:list-item>
          </text:list>
        </text:list-item>
        <text:list-item>
          <text:p text:style-name="P9">EXPAND YOUR KNOWLEDGE</text:p>
          <text:list>
            <text:list-item>
              <text:p text:style-name="P3">Unlock 60 achievements with additional content <text:span text:style-name="T4">explaining the science behind the game</text:span></text:p>
            </text:list-item>
          </text:list>
        </text:list-item>
      </text:list>
      <text:p text:style-name="Text_20_body"/>
      <text:p text:style-name="P4">Features</text:p>
      <text:list xml:id="list8745441905114841896" text:style-name="L2">
        <text:list-item>
          <text:p text:style-name="P10">Complex simulation of hundreds of bots in dynamic environments</text:p>
        </text:list-item>
        <text:list-item>
          <text:p text:style-name="P7"><text:soft-page-break/><text:span text:style-name="T4">User Interface specifically designed for portable devices.</text:span></text:p>
        </text:list-item>
        <text:list-item>
          <text:p text:style-name="P6"><text:span text:style-name="T3">In-Game tutorial explaining game mechanics</text:span></text:p>
        </text:list-item>
        <text:list-item>
          <text:p text:style-name="P5"><text:span text:style-name="T4">Localized</text:span> in English, Spanish, and Catalan.</text:p>
        </text:list-item>
      </text:list>
      <text:p text:style-name="Text_20_body"/>
      <text:h text:style-name="Heading_20_3" text:outline-level="3">Links</text:h>
      <text:p text:style-name="P1"/>
      <text:p text:style-name="P2">Like <text:span text:style-name="T1">Evolving Planet</text:span> on Facebook:</text:p>
      <text:p text:style-name="P2"><text:a xlink:type="simple" xlink:href="https://www.facebook.com/evolvingPlanetGame"><text:span text:style-name="T1">https://www.facebook.com/evolvingPlanetGame</text:span></text:a></text:p>
      <text:p text:style-name="P2">Follow <text:span text:style-name="T1">us</text:span> on Twitt<text:span text:style-name="T1">er:</text:span></text:p>
      <text:p text:style-name="P2"><text:a xlink:type="simple" xlink:href="https://twitter.com/evoPlanetGame"><text:span text:style-name="T1">https://twitter.com/evoPlanetGame</text:span></text:a><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Light" svg:font-family="'Ubuntu Light'"/>
    <style:font-face style:name="Ubuntu Medium" svg:font-family="'Ubuntu Medium'"/>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edium" fo:font-family="'Ubuntu Medium'"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name="Ubuntu Light" fo:font-family="'Ubuntu Light'"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1-21T12:01:51.516564119</dc:date>
    <dc:creator>Xavier Rubio Campillo</dc:creator>
    <meta:editing-duration>PT17M21S</meta:editing-duration>
    <meta:editing-cycles>2</meta:editing-cycles>
    <meta:document-statistic meta:table-count="0" meta:image-count="0" meta:object-count="0" meta:page-count="2" meta:paragraph-count="25" meta:word-count="230" meta:character-count="1505" meta:non-whitespace-character-count="1311"/>
  </office:meta>
</office:document-meta>
</file>